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OS Options on Supermicro 16-Bay servers</text:p>
      <text:p text:style-name="Standard"/>
      <text:list xml:id="list1954222737" text:style-name="L1">
        <text:list-header>
          <text:p text:style-name="P1">Enter in BIOS using Del key on startup. In BIOS:</text:p>
        </text:list-header>
        <text:list-item>
          <text:p text:style-name="P1">“Exit” → “Load optimal defaults”</text:p>
        </text:list-item>
        <text:list-item>
          <text:p text:style-name="P1">“Advanced” → </text:p>
          <text:list>
            <text:list-item>
              <text:p text:style-name="P1">“Boot” → “Quiet boot” = Disable</text:p>
            </text:list-item>
            <text:list-item>
              <text:p text:style-name="P1">“Processors and clocks” → “Intel AES-NI” = Enable</text:p>
            </text:list-item>
            <text:list-item>
              <text:p text:style-name="P1">“PCI/PnP” → SR-IOV Supported = Enable</text:p>
            </text:list-item>
            <text:list-item>
              <text:p text:style-name="P1">“Eventlog” → “PCIe error log” = Enable</text:p>
            </text:list-item>
            <text:list-item>
              <text:p text:style-name="P1">“Eventlog” → “Clear event log”</text:p>
            </text:list-item>
          </text:list>
        </text:list-item>
        <text:list-item>
          <text:p text:style-name="P1">“Boot” → “Boot device priority” = RAI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Istomin</meta:initial-creator>
    <meta:creation-date>2012-10-30T00:12:02</meta:creation-date>
    <dc:date>2012-10-30T00:18:15</dc:date>
    <dc:creator>Eugene Istomin</dc:creator>
    <meta:editing-duration>PT39S</meta:editing-duration>
    <meta:editing-cycles>2</meta:editing-cycles>
    <meta:generator>LibreOffice/3.5$Linux_X86_64 LibreOffice_project/350m1$Build-413</meta:generator>
    <meta:document-statistic meta:table-count="0" meta:image-count="0" meta:object-count="0" meta:page-count="1" meta:paragraph-count="10" meta:word-count="70" meta:character-count="373" meta:non-whitespace-character-count="320"/>
  </office:meta>
</office:document-meta>
</file>